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143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02in"/>
    </style:style>
    <style:style style:name="co4" style:family="table-column">
      <style:table-column-properties fo:break-before="auto" style:column-width="0.2098in"/>
    </style:style>
    <style:style style:name="co5" style:family="table-column">
      <style:table-column-properties fo:break-before="auto" style:column-width="1.3402in"/>
    </style:style>
    <style:style style:name="co6" style:family="table-column">
      <style:table-column-properties fo:break-before="auto" style:column-width="1.2902in"/>
    </style:style>
    <style:style style:name="co7" style:family="table-column">
      <style:table-column-properties fo:break-before="auto" style:column-width="1.6783in"/>
    </style:style>
    <style:style style:name="co8" style:family="table-column">
      <style:table-column-properties fo:break-before="auto" style:column-width="1.3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99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  <style:text-properties fo:font-weight="normal" style:font-weight-asian="normal" style:font-weight-complex="normal"/>
    </style:style>
    <style:style style:name="ce3" style:family="table-cell" style:parent-style-name="Default">
      <style:table-cell-properties fo:background-color="#ffff99" style:text-align-source="fix" style:repeat-content="false" style:vertical-align="middle"/>
      <style:paragraph-properties fo:text-align="center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normal" style:font-style-asian="normal" style:font-weight-asian="normal" style:font-style-complex="normal" style:font-weight-complex="normal"/>
    </style:style>
    <style:style style:name="ce6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11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2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3" style:family="table-cell" style:parent-style-name="Default" style:data-style-name="N100">
      <style:table-cell-properties fo:background-color="#000000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000000"/>
    </style:style>
    <style:style style:name="ce15" style:family="table-cell" style:parent-style-name="Default" style:data-style-name="N100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121">
      <style:table-cell-properties fo:background-color="#ffff99" style:text-align-source="fix" style:repeat-content="false"/>
      <style:paragraph-properties fo:text-align="center" fo:margin-left="0in"/>
    </style:style>
    <style:style style:name="ce17" style:family="table-cell" style:parent-style-name="Default" style:data-style-name="N121">
      <style:table-cell-properties fo:background-color="#ffff99"/>
    </style:style>
    <style:style style:name="ce18" style:family="table-cell" style:parent-style-name="Default" style:data-style-name="N121">
      <style:table-cell-properties fo:background-color="#ffff99"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 style:data-style-name="N121">
      <style:table-cell-properties style:text-align-source="fix" style:repeat-content="fals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121">
      <style:table-cell-properties style:text-align-source="fix" style:repeat-content="false"/>
      <style:paragraph-properties fo:text-align="center"/>
    </style:style>
    <style:style style:name="ce21" style:family="table-cell" style:parent-style-name="Default">
      <style:table-cell-properties fo:background-color="#ffff99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3" style:family="table-cell" style:parent-style-name="Default" style:data-style-name="N100">
      <style:table-cell-properties style:text-align-source="fix" style:repeat-content="false"/>
      <style:paragraph-properties fo:text-align="justify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justify" fo:margin-left="0in"/>
    </style:style>
    <style:style style:name="ce25" style:family="table-cell" style:parent-style-name="Default">
      <style:table-cell-properties fo:background-color="#000000" style:text-align-source="fix" style:repeat-content="false"/>
      <style:paragraph-properties fo:text-align="justify" fo:margin-left="0in"/>
    </style:style>
    <style:style style:name="ce26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28" style:family="table-cell" style:parent-style-name="Default" style:data-style-name="N122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style:text-align-source="fix" style:repeat-content="false"/>
      <style:paragraph-properties fo:text-align="start" fo:margin-left="0in"/>
    </style:style>
    <style:style style:name="ce30" style:family="table-cell" style:parent-style-name="Default" style:data-style-name="N122">
      <style:table-cell-properties fo:background-color="#000000" style:text-align-source="fix" style:repeat-content="false"/>
      <style:paragraph-properties fo:text-align="start" fo:margin-left="0in"/>
    </style:style>
  </office:automatic-styles>
  <office:body>
    <office:spreadsheet>
      <table:calculation-settings table:use-regular-expressions="false"/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5"/>
        <table:table-column table:style-name="co2" table:number-columns-repeated="7" table:default-cell-style-name="ce7"/>
        <table:table-column table:style-name="co3" table:default-cell-style-name="ce11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Default"/>
        <table:table-column table:style-name="co3" table:default-cell-style-name="ce11"/>
        <table:table-column table:style-name="co4" table:default-cell-style-name="ce14"/>
        <table:table-column table:style-name="co2" table:number-columns-repeated="4" table:default-cell-style-name="Default"/>
        <table:table-column table:style-name="co2" table:default-cell-style-name="ce17"/>
        <table:table-column table:style-name="co4" table:default-cell-style-name="ce14"/>
        <table:table-column table:style-name="co2" table:number-columns-repeated="2" table:default-cell-style-name="ce7"/>
        <table:table-column table:style-name="co2" table:default-cell-style-name="ce17"/>
        <table:table-column table:style-name="co4" table:default-cell-style-name="ce14"/>
        <table:table-column table:style-name="co5" table:default-cell-style-name="ce20"/>
        <table:table-column table:style-name="co6" table:number-columns-repeated="2" table:default-cell-style-name="ce9"/>
        <table:table-column table:style-name="co6" table:default-cell-style-name="Default"/>
        <table:table-column table:style-name="co7" table:default-cell-style-name="Default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4" table:default-cell-style-name="ce14"/>
        <table:table-column table:style-name="co6" table:default-cell-style-name="ce24"/>
        <table:table-column table:style-name="co2" table:default-cell-style-name="ce29"/>
        <table:table-column table:style-name="co4" table:default-cell-style-name="ce14"/>
        <table:table-column table:style-name="co6" table:default-cell-style-name="ce24"/>
        <table:table-column table:style-name="co8" table:default-cell-style-name="ce27"/>
        <table:table-column table:style-name="co2" table:number-columns-repeated="979" table:default-cell-style-name="Default"/>
        <table:table-row table:style-name="ro1">
          <table:table-cell table:style-name="ce1" office:value-type="string" calcext:value-type="string">
            <text:p>Student Name</text:p>
          </table:table-cell>
          <table:table-cell table:style-name="ce4" office:value-type="string" calcext:value-type="string">
            <text:p>L1</text:p>
          </table:table-cell>
          <table:table-cell table:style-name="ce6" office:value-type="string" calcext:value-type="string">
            <text:p>L2</text:p>
          </table:table-cell>
          <table:table-cell table:style-name="ce6" office:value-type="string" calcext:value-type="string">
            <text:p>L3</text:p>
          </table:table-cell>
          <table:table-cell table:style-name="ce6" office:value-type="string" calcext:value-type="string">
            <text:p>L4</text:p>
          </table:table-cell>
          <table:table-cell table:style-name="ce6" office:value-type="string" calcext:value-type="string">
            <text:p>L5</text:p>
          </table:table-cell>
          <table:table-cell table:style-name="ce6" office:value-type="string" calcext:value-type="string">
            <text:p>L6</text:p>
          </table:table-cell>
          <table:table-cell table:style-name="ce6" office:value-type="string" calcext:value-type="string">
            <text:p>L7</text:p>
          </table:table-cell>
          <table:table-cell table:style-name="ce6" office:value-type="string" calcext:value-type="string">
            <text:p>L8</text:p>
          </table:table-cell>
          <table:table-cell office:value-type="string" calcext:value-type="string">
            <text:p>Lab Final</text:p>
          </table:table-cell>
          <table:table-cell table:style-name="ce13"/>
          <table:table-cell table:style-name="ce6" office:value-type="string" calcext:value-type="string">
            <text:p>E1</text:p>
          </table:table-cell>
          <table:table-cell table:style-name="ce6" office:value-type="string" calcext:value-type="string">
            <text:p>E2</text:p>
          </table:table-cell>
          <table:table-cell table:style-name="ce15" office:value-type="string" calcext:value-type="string">
            <text:p>E3</text:p>
          </table:table-cell>
          <table:table-cell office:value-type="string" calcext:value-type="string">
            <text:p>Exam Final</text:p>
          </table:table-cell>
          <table:table-cell table:style-name="ce13"/>
          <table:table-cell table:style-name="ce15" office:value-type="string" calcext:value-type="string">
            <text:p>CP1</text:p>
          </table:table-cell>
          <table:table-cell table:style-name="ce15" office:value-type="string" calcext:value-type="string">
            <text:p>CP2</text:p>
          </table:table-cell>
          <table:table-cell table:style-name="ce15" office:value-type="string" calcext:value-type="string">
            <text:p>IM</text:p>
          </table:table-cell>
          <table:table-cell table:style-name="ce15" office:value-type="string" calcext:value-type="string">
            <text:p>SW EC</text:p>
          </table:table-cell>
          <table:table-cell table:style-name="ce11" office:value-type="string" calcext:value-type="string">
            <text:p>CP Final</text:p>
          </table:table-cell>
          <table:table-cell table:style-name="ce13"/>
          <table:table-cell table:style-name="ce6" office:value-type="string" calcext:value-type="string">
            <text:p>FPD</text:p>
          </table:table-cell>
          <table:table-cell table:style-name="ce6" office:value-type="string" calcext:value-type="string">
            <text:p>FP</text:p>
          </table:table-cell>
          <table:table-cell table:style-name="ce18" office:value-type="string" calcext:value-type="string">
            <text:p>FP Final</text:p>
          </table:table-cell>
          <table:table-cell table:style-name="ce13"/>
          <table:table-cell table:style-name="ce19" office:value-type="string" calcext:value-type="string">
            <text:p>Final Grade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Submitted Grade</text:p>
          </table:table-cell>
          <table:table-cell table:style-name="ce9" office:value-type="string" calcext:value-type="string">
            <text:p>Final GPA</text:p>
          </table:table-cell>
          <table:table-cell table:style-name="ce22" office:value-type="string" calcext:value-type="string">
            <text:p>Final Submitted GPA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6" office:value-type="string" calcext:value-type="string">
            <text:p>Numerical Grade</text:p>
          </table:table-cell>
          <table:table-cell table:style-name="ce13"/>
          <table:table-cell table:style-name="ce23" office:value-type="string" calcext:value-type="string">
            <text:p>Letter Grade</text:p>
          </table:table-cell>
          <table:table-cell table:style-name="ce28" office:value-type="string" calcext:value-type="string">
            <text:p>GPA </text:p>
          </table:table-cell>
          <table:table-cell table:style-name="ce13"/>
          <table:table-cell table:style-name="ce23"/>
          <table:table-cell table:style-name="ce26"/>
          <table:table-cell table:style-name="ce15" table:number-columns-repeated="979"/>
        </table:table-row>
        <table:table-row table:style-name="ro1">
          <table:table-cell table:style-name="ce2" office:value-type="string" calcext:value-type="string">
            <text:p>Madeline Beck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89" calcext:value-type="float">
            <text:p>89</text:p>
          </table:table-cell>
          <table:table-cell table:style-name="ce16" table:formula="of:=(([.L2] / 50)*0.15 + ([.M2] / 50)*0.15 + ([.N2] / 100)*0.2)" office:value-type="float" office:value="0.43" calcext:value-type="float">
            <text:p>0.43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]; [.$AG$2:.$AH$14]; 2; 0);  SUM(VLOOKUP([.R2]; [.$AG$2:.$AH$14]; 2; 0) ))) + ([.S2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]; [.$AG$2:.$AH$14]; 2; 0); VLOOKUP([.X2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] + [.O2] + [.U2] + [.Y2]" office:value-type="float" office:value="0.605630434782609" calcext:value-type="float">
            <text:p>0.60563</text:p>
          </table:table-cell>
          <table:table-cell table:style-name="ce21" table:formula="of:=IF([.AA2]&gt;=0.9875;&quot;A+&quot;;  IF([.AA2]&gt;=0.94; &quot;A&quot;; IF([.AA2]&gt;=0.9; &quot;A-&quot;; IF([.AA2]&gt;=0.87; &quot;B+&quot;; IF([.AA2]&gt;=0.84;&quot;B&quot;; IF([.AA2]&gt;=0.8; &quot;B-&quot;; IF([.AA2]&gt;=0.77; &quot;C+&quot;; IF([.AA2]&gt;=0.74;&quot;C&quot;; IF([.AA2]&gt;=0.7; &quot;C-&quot;; IF([.AA2]&gt;=0.67; &quot;D+&quot;; IF([.AA2]&gt;=0.64;&quot;D&quot;; IF([.AA2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]; [.$AJ$2:.$AK$13]; 2; 0)" office:value-type="float" office:value="0" calcext:value-type="float">
            <text:p>0</text:p>
          </table:table-cell>
          <table:table-cell table:style-name="ce9" table:formula="of:=VLOOKUP([.AC2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96" calcext:value-type="float">
            <text:p>96</text:p>
          </table:table-cell>
          <table:table-cell/>
          <table:table-cell office:value-type="string" calcext:value-type="string">
            <text:p>A</text:p>
          </table:table-cell>
          <table:table-cell office:value-type="float" office:value="4" calcext:value-type="float">
            <text:p>4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essie Bracke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31" calcext:value-type="float">
            <text:p>31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70" calcext:value-type="float">
            <text:p>70</text:p>
          </table:table-cell>
          <table:table-cell table:style-name="ce16" table:formula="of:=(([.L3] / 50)*0.15 + ([.M3] / 50)*0.15 + ([.N3] / 100)*0.2)" office:value-type="float" office:value="0.359" calcext:value-type="float">
            <text:p>0.359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3]; [.$AG$2:.$AH$14]; 2; 0);  SUM(VLOOKUP([.R3]; [.$AG$2:.$AH$14]; 2; 0) ))) + ([.S3])  ) / (100 + 100 + 30)) * 0.05" office:value-type="float" office:value="0.0460869565217391" calcext:value-type="float">
            <text:p>0.04609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3]; [.$AG$2:.$AH$14]; 2; 0); VLOOKUP([.X3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3] + [.O3] + [.U3] + [.Y3]" office:value-type="float" office:value="0.549086956521739" calcext:value-type="float">
            <text:p>0.54909</text:p>
          </table:table-cell>
          <table:table-cell table:style-name="ce21" table:formula="of:=IF([.AA3]&gt;=0.9875;&quot;A+&quot;;  IF([.AA3]&gt;=0.94; &quot;A&quot;; IF([.AA3]&gt;=0.9; &quot;A-&quot;; IF([.AA3]&gt;=0.87; &quot;B+&quot;; IF([.AA3]&gt;=0.84;&quot;B&quot;; IF([.AA3]&gt;=0.8; &quot;B-&quot;; IF([.AA3]&gt;=0.77; &quot;C+&quot;; IF([.AA3]&gt;=0.74;&quot;C&quot;; IF([.AA3]&gt;=0.7; &quot;C-&quot;; IF([.AA3]&gt;=0.67; &quot;D+&quot;; IF([.AA3]&gt;=0.64;&quot;D&quot;; IF([.AA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3]; [.$AJ$2:.$AK$13]; 2; 0)" office:value-type="float" office:value="0" calcext:value-type="float">
            <text:p>0</text:p>
          </table:table-cell>
          <table:table-cell table:style-name="ce9" table:formula="of:=VLOOKUP([.AC3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93" calcext:value-type="float">
            <text:p>93</text:p>
          </table:table-cell>
          <table:table-cell/>
          <table:table-cell office:value-type="string" calcext:value-type="string">
            <text:p>A-</text:p>
          </table:table-cell>
          <table:table-cell office:value-type="float" office:value="3.7" calcext:value-type="float">
            <text:p>3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ndre Bryan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table:style-name="ce5"/>
          <table:table-cell/>
          <table:table-cell table:style-name="ce10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72" calcext:value-type="float">
            <text:p>72</text:p>
          </table:table-cell>
          <table:table-cell table:style-name="ce16" table:formula="of:=(([.L4] / 50)*0.15 + ([.M4] / 50)*0.15 + ([.N4] / 100)*0.2)" office:value-type="float" office:value="0.393" calcext:value-type="float">
            <text:p>0.393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4]; [.$AG$2:.$AH$14]; 2; 0);  SUM(VLOOKUP([.R4]; [.$AG$2:.$AH$14]; 2; 0) ))) + ([.S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4]; [.$AG$2:.$AH$14]; 2; 0); VLOOKUP([.X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4] + [.O4] + [.U4] + [.Y4]" office:value-type="float" office:value="0.581565217391304" calcext:value-type="float">
            <text:p>0.58157</text:p>
          </table:table-cell>
          <table:table-cell table:style-name="ce21" table:formula="of:=IF([.AA4]&gt;=0.9875;&quot;A+&quot;;  IF([.AA4]&gt;=0.94; &quot;A&quot;; IF([.AA4]&gt;=0.9; &quot;A-&quot;; IF([.AA4]&gt;=0.87; &quot;B+&quot;; IF([.AA4]&gt;=0.84;&quot;B&quot;; IF([.AA4]&gt;=0.8; &quot;B-&quot;; IF([.AA4]&gt;=0.77; &quot;C+&quot;; IF([.AA4]&gt;=0.74;&quot;C&quot;; IF([.AA4]&gt;=0.7; &quot;C-&quot;; IF([.AA4]&gt;=0.67; &quot;D+&quot;; IF([.AA4]&gt;=0.64;&quot;D&quot;; IF([.AA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4]; [.$AJ$2:.$AK$13]; 2; 0)" office:value-type="float" office:value="0" calcext:value-type="float">
            <text:p>0</text:p>
          </table:table-cell>
          <table:table-cell table:style-name="ce9" table:formula="of:=VLOOKUP([.AC4]; [.$AJ$2:.$AK$13]; 2; 0)" office:value-type="float" office:value="2.3" calcext:value-type="float">
            <text:p>2.3</text:p>
          </table:table-cell>
          <table:table-cell/>
          <table:table-cell table:style-name="Default" office:value-type="string" calcext:value-type="string">
            <text:p>B+</text:p>
          </table:table-cell>
          <table:table-cell office:value-type="float" office:value="89" calcext:value-type="float">
            <text:p>89</text:p>
          </table:table-cell>
          <table:table-cell/>
          <table:table-cell table:style-name="Default" office:value-type="string" calcext:value-type="string">
            <text:p>B+</text:p>
          </table:table-cell>
          <table:table-cell table:style-name="ce27" office:value-type="float" office:value="3.3" calcext:value-type="float">
            <text:p>3.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Allison Cabo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88" calcext:value-type="float">
            <text:p>88</text:p>
          </table:table-cell>
          <table:table-cell table:style-name="ce16" table:formula="of:=(([.L5] / 50)*0.15 + ([.M5] / 50)*0.15 + ([.N5] / 100)*0.2)" office:value-type="float" office:value="0.425" calcext:value-type="float">
            <text:p>0.425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5]; [.$AG$2:.$AH$14]; 2; 0);  SUM(VLOOKUP([.R5]; [.$AG$2:.$AH$14]; 2; 0) ))) + ([.S5])  ) / (100 + 100 + 30)) * 0.05" office:value-type="float" office:value="0.0428260869565217" calcext:value-type="float">
            <text:p>0.0428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5]; [.$AG$2:.$AH$14]; 2; 0); VLOOKUP([.X5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5] + [.O5] + [.U5] + [.Y5]" office:value-type="float" office:value="0.609576086956522" calcext:value-type="float">
            <text:p>0.60958</text:p>
          </table:table-cell>
          <table:table-cell table:style-name="ce21" table:formula="of:=IF([.AA5]&gt;=0.9875;&quot;A+&quot;;  IF([.AA5]&gt;=0.94; &quot;A&quot;; IF([.AA5]&gt;=0.9; &quot;A-&quot;; IF([.AA5]&gt;=0.87; &quot;B+&quot;; IF([.AA5]&gt;=0.84;&quot;B&quot;; IF([.AA5]&gt;=0.8; &quot;B-&quot;; IF([.AA5]&gt;=0.77; &quot;C+&quot;; IF([.AA5]&gt;=0.74;&quot;C&quot;; IF([.AA5]&gt;=0.7; &quot;C-&quot;; IF([.AA5]&gt;=0.67; &quot;D+&quot;; IF([.AA5]&gt;=0.64;&quot;D&quot;; IF([.AA5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5]; [.$AJ$2:.$AK$13]; 2; 0)" office:value-type="float" office:value="0" calcext:value-type="float">
            <text:p>0</text:p>
          </table:table-cell>
          <table:table-cell table:style-name="ce9" table:formula="of:=VLOOKUP([.AC5]; [.$AJ$2:.$AK$13]; 2; 0)" office:value-type="float" office:value="3.3" calcext:value-type="float">
            <text:p>3.3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86" calcext:value-type="float">
            <text:p>86</text:p>
          </table:table-cell>
          <table:table-cell/>
          <table:table-cell office:value-type="string" calcext:value-type="string">
            <text:p>B</text:p>
          </table:table-cell>
          <table:table-cell office:value-type="float" office:value="3" calcext:value-type="float">
            <text:p>3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Michael Camara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+</text:p>
          </table:table-cell>
          <table:table-cell office:value-type="string" calcext:value-type="string">
            <text:p>A+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9" calcext:value-type="float">
            <text:p>89</text:p>
          </table:table-cell>
          <table:table-cell table:style-name="ce16" table:formula="of:=(([.L6] / 50)*0.15 + ([.M6] / 50)*0.15 + ([.N6] / 100)*0.2)" office:value-type="float" office:value="0.451" calcext:value-type="float">
            <text:p>0.451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6]; [.$AG$2:.$AH$14]; 2; 0);  SUM(VLOOKUP([.R6]; [.$AG$2:.$AH$14]; 2; 0) ))) + ([.S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6]; [.$AG$2:.$AH$14]; 2; 0); VLOOKUP([.X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6] + [.O6] + [.U6] + [.Y6]" office:value-type="float" office:value="0.632065217391304" calcext:value-type="float">
            <text:p>0.63207</text:p>
          </table:table-cell>
          <table:table-cell table:style-name="ce21" table:formula="of:=IF([.AA6]&gt;=0.9875;&quot;A+&quot;;  IF([.AA6]&gt;=0.94; &quot;A&quot;; IF([.AA6]&gt;=0.9; &quot;A-&quot;; IF([.AA6]&gt;=0.87; &quot;B+&quot;; IF([.AA6]&gt;=0.84;&quot;B&quot;; IF([.AA6]&gt;=0.8; &quot;B-&quot;; IF([.AA6]&gt;=0.77; &quot;C+&quot;; IF([.AA6]&gt;=0.74;&quot;C&quot;; IF([.AA6]&gt;=0.7; &quot;C-&quot;; IF([.AA6]&gt;=0.67; &quot;D+&quot;; IF([.AA6]&gt;=0.64;&quot;D&quot;; IF([.AA6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6]; [.$AJ$2:.$AK$13]; 2; 0)" office:value-type="float" office:value="0" calcext:value-type="float">
            <text:p>0</text:p>
          </table:table-cell>
          <table:table-cell table:style-name="ce9" table:formula="of:=VLOOKUP([.AC6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83" calcext:value-type="float">
            <text:p>83</text:p>
          </table:table-cell>
          <table:table-cell/>
          <table:table-cell office:value-type="string" calcext:value-type="string">
            <text:p>B-</text:p>
          </table:table-cell>
          <table:table-cell office:value-type="float" office:value="2.7" calcext:value-type="float">
            <text:p>2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ebecca Dilla</text:p>
          </table:table-cell>
          <table:table-cell office:value-type="string" calcext:value-type="string">
            <text:p>B-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table:number-columns-repeated="2" office:value-type="float" office:value="47" calcext:value-type="float">
            <text:p>47</text:p>
          </table:table-cell>
          <table:table-cell table:style-name="ce7" office:value-type="float" office:value="92" calcext:value-type="float">
            <text:p>92</text:p>
          </table:table-cell>
          <table:table-cell table:style-name="ce16" table:formula="of:=(([.L7] / 50)*0.15 + ([.M7] / 50)*0.15 + ([.N7] / 100)*0.2)" office:value-type="float" office:value="0.466" calcext:value-type="float">
            <text:p>0.466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7]; [.$AG$2:.$AH$14]; 2; 0);  SUM(VLOOKUP([.R7]; [.$AG$2:.$AH$14]; 2; 0) ))) + ([.S7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7]; [.$AG$2:.$AH$14]; 2; 0); VLOOKUP([.X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7] + [.O7] + [.U7] + [.Y7]" office:value-type="float" office:value="0.652315217391304" calcext:value-type="float">
            <text:p>0.65232</text:p>
          </table:table-cell>
          <table:table-cell table:style-name="ce21" table:formula="of:=IF([.AA7]&gt;=0.9875;&quot;A+&quot;;  IF([.AA7]&gt;=0.94; &quot;A&quot;; IF([.AA7]&gt;=0.9; &quot;A-&quot;; IF([.AA7]&gt;=0.87; &quot;B+&quot;; IF([.AA7]&gt;=0.84;&quot;B&quot;; IF([.AA7]&gt;=0.8; &quot;B-&quot;; IF([.AA7]&gt;=0.77; &quot;C+&quot;; IF([.AA7]&gt;=0.74;&quot;C&quot;; IF([.AA7]&gt;=0.7; &quot;C-&quot;; IF([.AA7]&gt;=0.67; &quot;D+&quot;; IF([.AA7]&gt;=0.64;&quot;D&quot;; IF([.AA7]&gt;=0.6; &quot;D-&quot;; &quot;F&quot;))))))))))))" office:value-type="string" office:string-value="D" calcext:value-type="string">
            <text:p>D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7]; [.$AJ$2:.$AK$13]; 2; 0)" office:value-type="float" office:value="1" calcext:value-type="float">
            <text:p>1</text:p>
          </table:table-cell>
          <table:table-cell table:style-name="ce9" table:formula="of:=VLOOKUP([.AC7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79" calcext:value-type="float">
            <text:p>79</text:p>
          </table:table-cell>
          <table:table-cell/>
          <table:table-cell office:value-type="string" calcext:value-type="string">
            <text:p>C+</text:p>
          </table:table-cell>
          <table:table-cell office:value-type="float" office:value="2.3" calcext:value-type="float">
            <text:p>2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Judson Dunaway-Barlow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style-name="ce7" office:value-type="float" office:value="95" calcext:value-type="float">
            <text:p>95</text:p>
          </table:table-cell>
          <table:table-cell table:style-name="ce16" table:formula="of:=(([.L8] / 50)*0.15 + ([.M8] / 50)*0.15 + ([.N8] / 100)*0.2)" office:value-type="float" office:value="0.487" calcext:value-type="float">
            <text:p>0.48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8]; [.$AG$2:.$AH$14]; 2; 0);  SUM(VLOOKUP([.R8]; [.$AG$2:.$AH$14]; 2; 0) ))) + ([.S8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8]; [.$AG$2:.$AH$14]; 2; 0); VLOOKUP([.X8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8] + [.O8] + [.U8] + [.Y8]" office:value-type="float" office:value="0.673315217391304" calcext:value-type="float">
            <text:p>0.67332</text:p>
          </table:table-cell>
          <table:table-cell table:style-name="ce21" table:formula="of:=IF([.AA8]&gt;=0.9875;&quot;A+&quot;;  IF([.AA8]&gt;=0.94; &quot;A&quot;; IF([.AA8]&gt;=0.9; &quot;A-&quot;; IF([.AA8]&gt;=0.87; &quot;B+&quot;; IF([.AA8]&gt;=0.84;&quot;B&quot;; IF([.AA8]&gt;=0.8; &quot;B-&quot;; IF([.AA8]&gt;=0.77; &quot;C+&quot;; IF([.AA8]&gt;=0.74;&quot;C&quot;; IF([.AA8]&gt;=0.7; &quot;C-&quot;; IF([.AA8]&gt;=0.67; &quot;D+&quot;; IF([.AA8]&gt;=0.64;&quot;D&quot;; IF([.AA8]&gt;=0.6; &quot;D-&quot;; &quot;F&quot;))))))))))))" office:value-type="string" office:string-value="D+" calcext:value-type="string">
            <text:p>D+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8]; [.$AJ$2:.$AK$13]; 2; 0)" office:value-type="float" office:value="1.3" calcext:value-type="float">
            <text:p>1.3</text:p>
          </table:table-cell>
          <table:table-cell table:style-name="ce9" table:formula="of:=VLOOKUP([.AC8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C</text:p>
          </table:table-cell>
          <table:table-cell office:value-type="float" office:value="2" calcext:value-type="float">
            <text:p>2.0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Sarah Guillaume</text:p>
          </table:table-cell>
          <table:table-cell table:number-columns-repeated="3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/>
          <table:table-cell table:number-columns-repeated="2" office:value-type="float" office:value="50" calcext:value-type="float">
            <text:p>50</text:p>
          </table:table-cell>
          <table:table-cell table:style-name="ce7" office:value-type="float" office:value="97" calcext:value-type="float">
            <text:p>97</text:p>
          </table:table-cell>
          <table:table-cell table:style-name="ce16" table:formula="of:=(([.L9] / 50)*0.15 + ([.M9] / 50)*0.15 + ([.N9] / 100)*0.2)" office:value-type="float" office:value="0.494" calcext:value-type="float">
            <text:p>0.494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5" calcext:value-type="float">
            <text:p>5</text:p>
          </table:table-cell>
          <table:table-cell table:style-name="ce16" table:formula="of:=( ((SUM(VLOOKUP([.Q9]; [.$AG$2:.$AH$14]; 2; 0);  SUM(VLOOKUP([.R9]; [.$AG$2:.$AH$14]; 2; 0) ))) + ([.S9])  ) / (100 + 100 + 30)) * 0.05" office:value-type="float" office:value="0.0482608695652174" calcext:value-type="float">
            <text:p>0.04826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9]; [.$AG$2:.$AH$14]; 2; 0); VLOOKUP([.X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9] + [.O9] + [.U9] + [.Y9]" office:value-type="float" office:value="0.686260869565217" calcext:value-type="float">
            <text:p>0.68626</text:p>
          </table:table-cell>
          <table:table-cell table:style-name="ce21" table:formula="of:=IF([.AA9]&gt;=0.9875;&quot;A+&quot;;  IF([.AA9]&gt;=0.94; &quot;A&quot;; IF([.AA9]&gt;=0.9; &quot;A-&quot;; IF([.AA9]&gt;=0.87; &quot;B+&quot;; IF([.AA9]&gt;=0.84;&quot;B&quot;; IF([.AA9]&gt;=0.8; &quot;B-&quot;; IF([.AA9]&gt;=0.77; &quot;C+&quot;; IF([.AA9]&gt;=0.74;&quot;C&quot;; IF([.AA9]&gt;=0.7; &quot;C-&quot;; IF([.AA9]&gt;=0.67; &quot;D+&quot;; IF([.AA9]&gt;=0.64;&quot;D&quot;; IF([.AA9]&gt;=0.6; &quot;D-&quot;; &quot;F&quot;))))))))))))" office:value-type="string" office:string-value="D+" calcext:value-type="string">
            <text:p>D+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9]; [.$AJ$2:.$AK$13]; 2; 0)" office:value-type="float" office:value="1.3" calcext:value-type="float">
            <text:p>1.3</text:p>
          </table:table-cell>
          <table:table-cell table:style-name="ce9" table:formula="of:=VLOOKUP([.AC9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73" calcext:value-type="float">
            <text:p>73</text:p>
          </table:table-cell>
          <table:table-cell/>
          <table:table-cell office:value-type="string" calcext:value-type="string">
            <text:p>C-</text:p>
          </table:table-cell>
          <table:table-cell office:value-type="float" office:value="1.7" calcext:value-type="float">
            <text:p>1.7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Ayodele Hamilton</text:p>
          </table:table-cell>
          <table:table-cell office:value-type="string" calcext:value-type="string">
            <text:p>B</text:p>
          </table:table-cell>
          <table:table-cell table:style-name="ce8" office:value-type="string" calcext:value-type="string">
            <text:p>C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B</text:p>
          </table:table-cell>
          <table:table-cell office:value-type="string" calcext:value-type="string">
            <text:p>A-</text:p>
          </table:table-cell>
          <table:table-cell table:number-columns-repeated="5"/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2" calcext:value-type="float">
            <text:p>72</text:p>
          </table:table-cell>
          <table:table-cell table:style-name="ce16" table:formula="of:=(([.L10] / 50)*0.15 + ([.M10] / 50)*0.15 + ([.N10] / 100)*0.2)" office:value-type="float" office:value="0.357" calcext:value-type="float">
            <text:p>0.357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0]; [.$AG$2:.$AH$14]; 2; 0);  SUM(VLOOKUP([.R10]; [.$AG$2:.$AH$14]; 2; 0) ))) + ([.S10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0]; [.$AG$2:.$AH$14]; 2; 0); VLOOKUP([.X10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0] + [.O10] + [.U10] + [.Y10]" office:value-type="float" office:value="0.541065217391304" calcext:value-type="float">
            <text:p>0.54107</text:p>
          </table:table-cell>
          <table:table-cell table:style-name="ce21" table:formula="of:=IF([.AA10]&gt;=0.9875;&quot;A+&quot;;  IF([.AA10]&gt;=0.94; &quot;A&quot;; IF([.AA10]&gt;=0.9; &quot;A-&quot;; IF([.AA10]&gt;=0.87; &quot;B+&quot;; IF([.AA10]&gt;=0.84;&quot;B&quot;; IF([.AA10]&gt;=0.8; &quot;B-&quot;; IF([.AA10]&gt;=0.77; &quot;C+&quot;; IF([.AA10]&gt;=0.74;&quot;C&quot;; IF([.AA10]&gt;=0.7; &quot;C-&quot;; IF([.AA10]&gt;=0.67; &quot;D+&quot;; IF([.AA10]&gt;=0.64;&quot;D&quot;; IF([.AA1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+</text:p>
          </table:table-cell>
          <table:table-cell table:style-name="ce9" table:formula="of:=VLOOKUP([.AB10]; [.$AJ$2:.$AK$13]; 2; 0)" office:value-type="float" office:value="0" calcext:value-type="float">
            <text:p>0</text:p>
          </table:table-cell>
          <table:table-cell table:style-name="ce9" table:formula="of:=VLOOKUP([.AC10]; [.$AJ$2:.$AK$13]; 2; 0)" office:value-type="float" office:value="2.3" calcext:value-type="float">
            <text:p>2.3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D+</text:p>
          </table:table-cell>
          <table:table-cell office:value-type="float" office:value="1.3" calcext:value-type="float">
            <text:p>1.3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Zachary Hudac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F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+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88" calcext:value-type="float">
            <text:p>88</text:p>
          </table:table-cell>
          <table:table-cell table:style-name="ce16" table:formula="of:=(([.L11] / 50)*0.15 + ([.M11] / 50)*0.15 + ([.N11] / 100)*0.2)" office:value-type="float" office:value="0.455" calcext:value-type="float">
            <text:p>0.455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1]; [.$AG$2:.$AH$14]; 2; 0);  SUM(VLOOKUP([.R11]; [.$AG$2:.$AH$14]; 2; 0) ))) + ([.S11])  ) / (100 + 100 + 30)) * 0.05" office:value-type="float" office:value="0.0391304347826087" calcext:value-type="float">
            <text:p>0.03913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1]; [.$AG$2:.$AH$14]; 2; 0); VLOOKUP([.X11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1] + [.O11] + [.U11] + [.Y11]" office:value-type="float" office:value="0.635880434782609" calcext:value-type="float">
            <text:p>0.63588</text:p>
          </table:table-cell>
          <table:table-cell table:style-name="ce21" table:formula="of:=IF([.AA11]&gt;=0.9875;&quot;A+&quot;;  IF([.AA11]&gt;=0.94; &quot;A&quot;; IF([.AA11]&gt;=0.9; &quot;A-&quot;; IF([.AA11]&gt;=0.87; &quot;B+&quot;; IF([.AA11]&gt;=0.84;&quot;B&quot;; IF([.AA11]&gt;=0.8; &quot;B-&quot;; IF([.AA11]&gt;=0.77; &quot;C+&quot;; IF([.AA11]&gt;=0.74;&quot;C&quot;; IF([.AA11]&gt;=0.7; &quot;C-&quot;; IF([.AA11]&gt;=0.67; &quot;D+&quot;; IF([.AA11]&gt;=0.64;&quot;D&quot;; IF([.AA11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11]; [.$AJ$2:.$AK$13]; 2; 0)" office:value-type="float" office:value="0" calcext:value-type="float">
            <text:p>0</text:p>
          </table:table-cell>
          <table:table-cell table:style-name="ce9" table:formula="of:=VLOOKUP([.AC11]; [.$AJ$2:.$AK$13]; 2; 0)" office:value-type="float" office:value="3.7" calcext:value-type="float">
            <text:p>3.7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D</text:p>
          </table:table-cell>
          <table:table-cell office:value-type="float" office:value="1" calcext:value-type="float">
            <text:p>1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Robert Jackelen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table:number-columns-repeated="5"/>
          <table:table-cell office:value-type="float" office:value="45" calcext:value-type="float">
            <text:p>45</text:p>
          </table:table-cell>
          <table:table-cell office:value-type="float" office:value="50" calcext:value-type="float">
            <text:p>50</text:p>
          </table:table-cell>
          <table:table-cell table:style-name="ce7" office:value-type="float" office:value="98" calcext:value-type="float">
            <text:p>98</text:p>
          </table:table-cell>
          <table:table-cell table:style-name="ce16" table:formula="of:=(([.L12] / 50)*0.15 + ([.M12] / 50)*0.15 + ([.N12] / 100)*0.2)" office:value-type="float" office:value="0.481" calcext:value-type="float">
            <text:p>0.48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2]; [.$AG$2:.$AH$14]; 2; 0);  SUM(VLOOKUP([.R12]; [.$AG$2:.$AH$14]; 2; 0) ))) + ([.S12])  ) / (100 + 100 + 30)) * 0.05" office:value-type="float" office:value="0.0456521739130435" calcext:value-type="float">
            <text:p>0.04565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2]; [.$AG$2:.$AH$14]; 2; 0); VLOOKUP([.X12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2] + [.O12] + [.U12] + [.Y12]" office:value-type="float" office:value="0.666152173913044" calcext:value-type="float">
            <text:p>0.66615</text:p>
          </table:table-cell>
          <table:table-cell table:style-name="ce21" table:formula="of:=IF([.AA12]&gt;=0.9875;&quot;A+&quot;;  IF([.AA12]&gt;=0.94; &quot;A&quot;; IF([.AA12]&gt;=0.9; &quot;A-&quot;; IF([.AA12]&gt;=0.87; &quot;B+&quot;; IF([.AA12]&gt;=0.84;&quot;B&quot;; IF([.AA12]&gt;=0.8; &quot;B-&quot;; IF([.AA12]&gt;=0.77; &quot;C+&quot;; IF([.AA12]&gt;=0.74;&quot;C&quot;; IF([.AA12]&gt;=0.7; &quot;C-&quot;; IF([.AA12]&gt;=0.67; &quot;D+&quot;; IF([.AA12]&gt;=0.64;&quot;D&quot;; IF([.AA12]&gt;=0.6; &quot;D-&quot;; &quot;F&quot;))))))))))))" office:value-type="string" office:string-value="D" calcext:value-type="string">
            <text:p>D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2]; [.$AJ$2:.$AK$13]; 2; 0)" office:value-type="float" office:value="1" calcext:value-type="float">
            <text:p>1</text:p>
          </table:table-cell>
          <table:table-cell table:style-name="ce9" table:formula="of:=VLOOKUP([.AC12]; [.$AJ$2:.$AK$13]; 2; 0)" office:value-type="float" office:value="4" calcext:value-type="float">
            <text:p>4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D-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Trevor Koon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B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B</text:p>
          </table:table-cell>
          <table:table-cell/>
          <table:table-cell table:style-name="ce10" table:number-columns-repeated="2"/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style-name="ce7" office:value-type="float" office:value="78" calcext:value-type="float">
            <text:p>78</text:p>
          </table:table-cell>
          <table:table-cell table:style-name="ce16" table:formula="of:=(([.L13] / 50)*0.15 + ([.M13] / 50)*0.15 + ([.N13] / 100)*0.2)" office:value-type="float" office:value="0.399" calcext:value-type="float">
            <text:p>0.399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3]; [.$AG$2:.$AH$14]; 2; 0);  SUM(VLOOKUP([.R13]; [.$AG$2:.$AH$14]; 2; 0) ))) + ([.S13])  ) / (100 + 100 + 30)) * 0.05" office:value-type="float" office:value="0.0384782608695652" calcext:value-type="float">
            <text:p>0.03848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13]; [.$AG$2:.$AH$14]; 2; 0); VLOOKUP([.X13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13] + [.O13] + [.U13] + [.Y13]" office:value-type="float" office:value="0.576978260869565" calcext:value-type="float">
            <text:p>0.57698</text:p>
          </table:table-cell>
          <table:table-cell table:style-name="ce21" table:formula="of:=IF([.AA13]&gt;=0.9875;&quot;A+&quot;;  IF([.AA13]&gt;=0.94; &quot;A&quot;; IF([.AA13]&gt;=0.9; &quot;A-&quot;; IF([.AA13]&gt;=0.87; &quot;B+&quot;; IF([.AA13]&gt;=0.84;&quot;B&quot;; IF([.AA13]&gt;=0.8; &quot;B-&quot;; IF([.AA13]&gt;=0.77; &quot;C+&quot;; IF([.AA13]&gt;=0.74;&quot;C&quot;; IF([.AA13]&gt;=0.7; &quot;C-&quot;; IF([.AA13]&gt;=0.67; &quot;D+&quot;; IF([.AA13]&gt;=0.64;&quot;D&quot;; IF([.AA13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3]; [.$AJ$2:.$AK$13]; 2; 0)" office:value-type="float" office:value="0" calcext:value-type="float">
            <text:p>0</text:p>
          </table:table-cell>
          <table:table-cell table:style-name="ce9" table:formula="of:=VLOOKUP([.AC13]; [.$AJ$2:.$AK$13]; 2; 0)" office:value-type="float" office:value="2" calcext:value-type="float">
            <text:p>2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</text:p>
          </table:table-cell>
          <table:table-cell office:value-type="float" office:value="0" calcext:value-type="float">
            <text:p>0.0</text:p>
          </table:table-cell>
          <table:table-cell table:number-columns-repeated="982"/>
        </table:table-row>
        <table:table-row table:style-name="ro1">
          <table:table-cell table:style-name="ce2" office:value-type="string" calcext:value-type="string">
            <text:p>Gary Mille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office:value-type="float" office:value="43" calcext:value-type="float">
            <text:p>43</text:p>
          </table:table-cell>
          <table:table-cell office:value-type="float" office:value="45" calcext:value-type="float">
            <text:p>45</text:p>
          </table:table-cell>
          <table:table-cell table:style-name="ce7" office:value-type="float" office:value="82" calcext:value-type="float">
            <text:p>82</text:p>
          </table:table-cell>
          <table:table-cell table:style-name="ce16" table:formula="of:=(([.L14] / 50)*0.15 + ([.M14] / 50)*0.15 + ([.N14] / 100)*0.2)" office:value-type="float" office:value="0.428" calcext:value-type="float">
            <text:p>0.428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4]; [.$AG$2:.$AH$14]; 2; 0);  SUM(VLOOKUP([.R14]; [.$AG$2:.$AH$14]; 2; 0) ))) + ([.S1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4]; [.$AG$2:.$AH$14]; 2; 0); VLOOKUP([.X1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4] + [.O14] + [.U14] + [.Y14]" office:value-type="float" office:value="0.616565217391304" calcext:value-type="float">
            <text:p>0.61657</text:p>
          </table:table-cell>
          <table:table-cell table:style-name="ce21" table:formula="of:=IF([.AA14]&gt;=0.9875;&quot;A+&quot;;  IF([.AA14]&gt;=0.94; &quot;A&quot;; IF([.AA14]&gt;=0.9; &quot;A-&quot;; IF([.AA14]&gt;=0.87; &quot;B+&quot;; IF([.AA14]&gt;=0.84;&quot;B&quot;; IF([.AA14]&gt;=0.8; &quot;B-&quot;; IF([.AA14]&gt;=0.77; &quot;C+&quot;; IF([.AA14]&gt;=0.74;&quot;C&quot;; IF([.AA14]&gt;=0.7; &quot;C-&quot;; IF([.AA14]&gt;=0.67; &quot;D+&quot;; IF([.AA14]&gt;=0.64;&quot;D&quot;; IF([.AA14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14]; [.$AJ$2:.$AK$13]; 2; 0)" office:value-type="float" office:value="0" calcext:value-type="float">
            <text:p>0</text:p>
          </table:table-cell>
          <table:table-cell table:style-name="ce9" table:formula="of:=VLOOKUP([.AC14]; [.$AJ$2:.$AK$13]; 2; 0)" office:value-type="float" office:value="3.3" calcext:value-type="float">
            <text:p>3.3</text:p>
          </table:table-cell>
          <table:table-cell/>
          <table:table-cell table:style-name="ce25"/>
          <table:table-cell table:style-name="ce14"/>
          <table:table-cell/>
          <table:table-cell table:style-name="ce25"/>
          <table:table-cell table:style-name="ce30"/>
          <table:table-cell table:number-columns-repeated="2"/>
          <table:table-cell table:style-name="Default"/>
          <table:table-cell table:number-columns-repeated="979"/>
        </table:table-row>
        <table:table-row table:style-name="ro1">
          <table:table-cell table:style-name="ce2" office:value-type="string" calcext:value-type="string">
            <text:p>Izaak Miller</text:p>
          </table:table-cell>
          <table:table-cell office:value-type="string" calcext:value-type="string">
            <text:p>B</text:p>
          </table:table-cell>
          <table:table-cell table:number-columns-repeated="2" office:value-type="string" calcext:value-type="string">
            <text:p>A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5"/>
          <table:table-cell office:value-type="float" office:value="47" calcext:value-type="float">
            <text:p>47</text:p>
          </table:table-cell>
          <table:table-cell office:value-type="float" office:value="46" calcext:value-type="float">
            <text:p>46</text:p>
          </table:table-cell>
          <table:table-cell table:style-name="ce7" office:value-type="float" office:value="92" calcext:value-type="float">
            <text:p>92</text:p>
          </table:table-cell>
          <table:table-cell table:style-name="ce16" table:formula="of:=(([.L15] / 50)*0.15 + ([.M15] / 50)*0.15 + ([.N15] / 100)*0.2)" office:value-type="float" office:value="0.463" calcext:value-type="float">
            <text:p>0.46300</text:p>
          </table:table-cell>
          <table:table-cell/>
          <table:table-cell table:style-name="ce7" office:value-type="string" calcext:value-type="string">
            <text:p>A-</text:p>
          </table:table-cell>
          <table:table-cell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5]; [.$AG$2:.$AH$14]; 2; 0);  SUM(VLOOKUP([.R15]; [.$AG$2:.$AH$14]; 2; 0) ))) + ([.S15])  ) / (100 + 100 + 30)) * 0.05" office:value-type="float" office:value="0.0476086956521739" calcext:value-type="float">
            <text:p>0.04761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5]; [.$AG$2:.$AH$14]; 2; 0); VLOOKUP([.X15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5] + [.O15] + [.U15] + [.Y15]" office:value-type="float" office:value="0.654608695652174" calcext:value-type="float">
            <text:p>0.65461</text:p>
          </table:table-cell>
          <table:table-cell table:style-name="ce21" table:formula="of:=IF([.AA15]&gt;=0.9875;&quot;A+&quot;;  IF([.AA15]&gt;=0.94; &quot;A&quot;; IF([.AA15]&gt;=0.9; &quot;A-&quot;; IF([.AA15]&gt;=0.87; &quot;B+&quot;; IF([.AA15]&gt;=0.84;&quot;B&quot;; IF([.AA15]&gt;=0.8; &quot;B-&quot;; IF([.AA15]&gt;=0.77; &quot;C+&quot;; IF([.AA15]&gt;=0.74;&quot;C&quot;; IF([.AA15]&gt;=0.7; &quot;C-&quot;; IF([.AA15]&gt;=0.67; &quot;D+&quot;; IF([.AA15]&gt;=0.64;&quot;D&quot;; IF([.AA15]&gt;=0.6; &quot;D-&quot;; &quot;F&quot;))))))))))))" office:value-type="string" office:string-value="D" calcext:value-type="string">
            <text:p>D</text:p>
          </table:table-cell>
          <table:table-cell table:style-name="ce21" office:value-type="string" calcext:value-type="string">
            <text:p>A</text:p>
          </table:table-cell>
          <table:table-cell table:style-name="ce9" table:formula="of:=VLOOKUP([.AB15]; [.$AJ$2:.$AK$13]; 2; 0)" office:value-type="float" office:value="1" calcext:value-type="float">
            <text:p>1</text:p>
          </table:table-cell>
          <table:table-cell table:style-name="ce9" table:formula="of:=VLOOKUP([.AC15]; [.$AJ$2:.$AK$13]; 2; 0)" office:value-type="float" office:value="4" calcext:value-type="float">
            <text:p>4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Robert Paul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F</text:p>
          </table:table-cell>
          <table:table-cell office:value-type="string" calcext:value-type="string">
            <text:p>F</text:p>
          </table:table-cell>
          <table:table-cell table:number-columns-repeated="2"/>
          <table:table-cell table:style-name="ce5"/>
          <table:table-cell table:number-columns-repeated="2"/>
          <table:table-cell table:number-columns-repeated="2" office:value-type="float" office:value="37" calcext:value-type="float">
            <text:p>37</text:p>
          </table:table-cell>
          <table:table-cell table:style-name="ce7" office:value-type="float" office:value="79" calcext:value-type="float">
            <text:p>79</text:p>
          </table:table-cell>
          <table:table-cell table:style-name="ce16" table:formula="of:=(([.L16] / 50)*0.15 + ([.M16] / 50)*0.15 + ([.N16] / 100)*0.2)" office:value-type="float" office:value="0.38" calcext:value-type="float">
            <text:p>0.38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6]; [.$AG$2:.$AH$14]; 2; 0);  SUM(VLOOKUP([.R16]; [.$AG$2:.$AH$14]; 2; 0) ))) + ([.S16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16]; [.$AG$2:.$AH$14]; 2; 0); VLOOKUP([.X16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16] + [.O16] + [.U16] + [.Y16]" office:value-type="float" office:value="0.561065217391304" calcext:value-type="float">
            <text:p>0.56107</text:p>
          </table:table-cell>
          <table:table-cell table:style-name="ce21" table:formula="of:=IF([.AA16]&gt;=0.9875;&quot;A+&quot;;  IF([.AA16]&gt;=0.94; &quot;A&quot;; IF([.AA16]&gt;=0.9; &quot;A-&quot;; IF([.AA16]&gt;=0.87; &quot;B+&quot;; IF([.AA16]&gt;=0.84;&quot;B&quot;; IF([.AA16]&gt;=0.8; &quot;B-&quot;; IF([.AA16]&gt;=0.77; &quot;C+&quot;; IF([.AA16]&gt;=0.74;&quot;C&quot;; IF([.AA16]&gt;=0.7; &quot;C-&quot;; IF([.AA16]&gt;=0.67; &quot;D+&quot;; IF([.AA16]&gt;=0.64;&quot;D&quot;; IF([.AA16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16]; [.$AJ$2:.$AK$13]; 2; 0)" office:value-type="float" office:value="0" calcext:value-type="float">
            <text:p>0</text:p>
          </table:table-cell>
          <table:table-cell table:style-name="ce9" table:formula="of:=VLOOKUP([.AC16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Ahmad Rajeh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+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</text:p>
          </table:table-cell>
          <table:table-cell table:number-columns-repeated="5"/>
          <table:table-cell office:value-type="float" office:value="41" calcext:value-type="float">
            <text:p>41</text:p>
          </table:table-cell>
          <table:table-cell office:value-type="float" office:value="37" calcext:value-type="float">
            <text:p>37</text:p>
          </table:table-cell>
          <table:table-cell table:style-name="ce7" office:value-type="float" office:value="85" calcext:value-type="float">
            <text:p>85</text:p>
          </table:table-cell>
          <table:table-cell table:style-name="ce16" table:formula="of:=(([.L17] / 50)*0.15 + ([.M17] / 50)*0.15 + ([.N17] / 100)*0.2)" office:value-type="float" office:value="0.404" calcext:value-type="float">
            <text:p>0.404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7]; [.$AG$2:.$AH$14]; 2; 0);  SUM(VLOOKUP([.R17]; [.$AG$2:.$AH$14]; 2; 0) ))) + ([.S17])  ) / (100 + 100 + 30)) * 0.05" office:value-type="float" office:value="0.041304347826087" calcext:value-type="float">
            <text:p>0.04130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17]; [.$AG$2:.$AH$14]; 2; 0); VLOOKUP([.X17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17] + [.O17] + [.U17] + [.Y17]" office:value-type="float" office:value="0.587054347826087" calcext:value-type="float">
            <text:p>0.58705</text:p>
          </table:table-cell>
          <table:table-cell table:style-name="ce21" table:formula="of:=IF([.AA17]&gt;=0.9875;&quot;A+&quot;;  IF([.AA17]&gt;=0.94; &quot;A&quot;; IF([.AA17]&gt;=0.9; &quot;A-&quot;; IF([.AA17]&gt;=0.87; &quot;B+&quot;; IF([.AA17]&gt;=0.84;&quot;B&quot;; IF([.AA17]&gt;=0.8; &quot;B-&quot;; IF([.AA17]&gt;=0.77; &quot;C+&quot;; IF([.AA17]&gt;=0.74;&quot;C&quot;; IF([.AA17]&gt;=0.7; &quot;C-&quot;; IF([.AA17]&gt;=0.67; &quot;D+&quot;; IF([.AA17]&gt;=0.64;&quot;D&quot;; IF([.AA17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17]; [.$AJ$2:.$AK$13]; 2; 0)" office:value-type="float" office:value="0" calcext:value-type="float">
            <text:p>0</text:p>
          </table:table-cell>
          <table:table-cell table:style-name="ce9" table:formula="of:=VLOOKUP([.AC17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Dillan Smith</text:p>
          </table:table-cell>
          <table:table-cell office:value-type="string" calcext:value-type="string">
            <text:p>B-</text:p>
          </table:table-cell>
          <table:table-cell office:value-type="string" calcext:value-type="string">
            <text:p>A</text:p>
          </table:table-cell>
          <table:table-cell table:style-name="ce5" office:value-type="string" calcext:value-type="string">
            <text:p>D</text:p>
          </table:table-cell>
          <table:table-cell table:number-columns-repeated="2" table:style-name="ce5" office:value-type="string" calcext:value-type="string">
            <text:p>A</text:p>
          </table:table-cell>
          <table:table-cell table:style-name="ce10" table:number-columns-repeated="3"/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26" calcext:value-type="float">
            <text:p>26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([.L18] / 50)*0.15 + ([.M18] / 50)*0.15 + ([.N18] / 100)*0.2)" office:value-type="float" office:value="0.141" calcext:value-type="float">
            <text:p>0.14100</text:p>
          </table:table-cell>
          <table:table-cell/>
          <table:table-cell table:style-name="ce7" office:value-type="string" calcext:value-type="string">
            <text:p>C</text:p>
          </table:table-cell>
          <table:table-cell table:style-name="ce7" office:value-type="string" calcext:value-type="string">
            <text:p>C-</text:p>
          </table:table-cell>
          <table:table-cell table:number-columns-repeated="2" table:style-name="ce7" office:value-type="float" office:value="0" calcext:value-type="float">
            <text:p>0</text:p>
          </table:table-cell>
          <table:table-cell table:style-name="ce16" table:formula="of:=( ((SUM(VLOOKUP([.Q18]; [.$AG$2:.$AH$14]; 2; 0);  SUM(VLOOKUP([.R18]; [.$AG$2:.$AH$14]; 2; 0) ))) + ([.S18])  ) / (100 + 100 + 30)) * 0.05" office:value-type="float" office:value="0.0323913043478261" calcext:value-type="float">
            <text:p>0.03239</text:p>
          </table:table-cell>
          <table:table-cell/>
          <table:table-cell table:number-columns-repeated="2" office:value-type="string" calcext:value-type="string">
            <text:p>F</text:p>
          </table:table-cell>
          <table:table-cell table:style-name="ce16" table:formula="of:=(SUM(VLOOKUP([.W18]; [.$AG$2:.$AH$14]; 2; 0); VLOOKUP([.X18]; [.$AG$2:.$AH$14]; 2; 0))) / 200 * 0.15" office:value-type="float" office:value="0" calcext:value-type="float">
            <text:p>0.00000</text:p>
          </table:table-cell>
          <table:table-cell/>
          <table:table-cell table:style-name="ce19" table:formula="of:=[.J18] + [.O18] + [.U18] + [.Y18]" office:value-type="float" office:value="0.173391304347826" calcext:value-type="float">
            <text:p>0.17339</text:p>
          </table:table-cell>
          <table:table-cell table:style-name="ce21" table:formula="of:=IF([.AA18]&gt;=0.9875;&quot;A+&quot;;  IF([.AA18]&gt;=0.94; &quot;A&quot;; IF([.AA18]&gt;=0.9; &quot;A-&quot;; IF([.AA18]&gt;=0.87; &quot;B+&quot;; IF([.AA18]&gt;=0.84;&quot;B&quot;; IF([.AA18]&gt;=0.8; &quot;B-&quot;; IF([.AA18]&gt;=0.77; &quot;C+&quot;; IF([.AA18]&gt;=0.74;&quot;C&quot;; IF([.AA18]&gt;=0.7; &quot;C-&quot;; IF([.AA18]&gt;=0.67; &quot;D+&quot;; IF([.AA18]&gt;=0.64;&quot;D&quot;; IF([.AA18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F</text:p>
          </table:table-cell>
          <table:table-cell table:style-name="ce9" table:formula="of:=VLOOKUP([.AB18]; [.$AJ$2:.$AK$13]; 2; 0)" office:value-type="float" office:value="0" calcext:value-type="float">
            <text:p>0</text:p>
          </table:table-cell>
          <table:table-cell table:style-name="ce9" table:formula="of:=VLOOKUP([.AC18]; [.$AJ$2:.$AK$13]; 2; 0)" office:value-type="float" office:value="0" calcext:value-type="float">
            <text:p>0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Herbert Torrance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5"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number-columns-repeated="2"/>
          <table:table-cell table:style-name="ce5"/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35" calcext:value-type="float">
            <text:p>35</text:p>
          </table:table-cell>
          <table:table-cell table:style-name="ce7" office:value-type="float" office:value="68" calcext:value-type="float">
            <text:p>68</text:p>
          </table:table-cell>
          <table:table-cell table:style-name="ce16" table:formula="of:=(([.L19] / 50)*0.15 + ([.M19] / 50)*0.15 + ([.N19] / 100)*0.2)" office:value-type="float" office:value="0.322" calcext:value-type="float">
            <text:p>0.322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19]; [.$AG$2:.$AH$14]; 2; 0);  SUM(VLOOKUP([.R19]; [.$AG$2:.$AH$14]; 2; 0) ))) + ([.S19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19]; [.$AG$2:.$AH$14]; 2; 0); VLOOKUP([.X19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19] + [.O19] + [.U19] + [.Y19]" office:value-type="float" office:value="0.510565217391304" calcext:value-type="float">
            <text:p>0.51057</text:p>
          </table:table-cell>
          <table:table-cell table:style-name="ce21" table:formula="of:=IF([.AA19]&gt;=0.9875;&quot;A+&quot;;  IF([.AA19]&gt;=0.94; &quot;A&quot;; IF([.AA19]&gt;=0.9; &quot;A-&quot;; IF([.AA19]&gt;=0.87; &quot;B+&quot;; IF([.AA19]&gt;=0.84;&quot;B&quot;; IF([.AA19]&gt;=0.8; &quot;B-&quot;; IF([.AA19]&gt;=0.77; &quot;C+&quot;; IF([.AA19]&gt;=0.74;&quot;C&quot;; IF([.AA19]&gt;=0.7; &quot;C-&quot;; IF([.AA19]&gt;=0.67; &quot;D+&quot;; IF([.AA19]&gt;=0.64;&quot;D&quot;; IF([.AA19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C</text:p>
          </table:table-cell>
          <table:table-cell table:style-name="ce9" table:formula="of:=VLOOKUP([.AB19]; [.$AJ$2:.$AK$13]; 2; 0)" office:value-type="float" office:value="0" calcext:value-type="float">
            <text:p>0</text:p>
          </table:table-cell>
          <table:table-cell table:style-name="ce9" table:formula="of:=VLOOKUP([.AC19]; [.$AJ$2:.$AK$13]; 2; 0)" office:value-type="float" office:value="2" calcext:value-type="float">
            <text:p>2</text:p>
          </table:table-cell>
          <table:table-cell table:number-columns-repeated="988"/>
        </table:table-row>
        <table:table-row table:style-name="ro1">
          <table:table-cell table:number-columns-repeated="11"/>
          <table:table-cell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L20] / 50)*0.15 + ([.M20] / 50)*0.15 + ([.N20] / 100)*0.2)" office:value-type="float" office:value="0.402" calcext:value-type="float">
            <text:p>0.40200</text:p>
          </table:table-cell>
          <table:table-cell/>
          <table:table-cell table:number-columns-repeated="2" table:style-name="ce7" office:value-type="string" calcext:value-type="string">
            <text:p>B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0]; [.$AG$2:.$AH$14]; 2; 0);  SUM(VLOOKUP([.R20]; [.$AG$2:.$AH$14]; 2; 0) ))) + ([.S20])  ) / (100 + 100 + 30)) * 0.05" office:value-type="float" office:value="0.0439130434782609" calcext:value-type="float">
            <text:p>0.04391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0]; [.$AG$2:.$AH$14]; 2; 0); VLOOKUP([.X20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0] + [.O20] + [.U20] + [.Y20]" office:value-type="float" office:value="0.587663043478261" calcext:value-type="float">
            <text:p>0.58766</text:p>
          </table:table-cell>
          <table:table-cell table:style-name="ce21" table:formula="of:=IF([.AA20]&gt;=0.9875;&quot;A+&quot;;  IF([.AA20]&gt;=0.94; &quot;A&quot;; IF([.AA20]&gt;=0.9; &quot;A-&quot;; IF([.AA20]&gt;=0.87; &quot;B+&quot;; IF([.AA20]&gt;=0.84;&quot;B&quot;; IF([.AA20]&gt;=0.8; &quot;B-&quot;; IF([.AA20]&gt;=0.77; &quot;C+&quot;; IF([.AA20]&gt;=0.74;&quot;C&quot;; IF([.AA20]&gt;=0.7; &quot;C-&quot;; IF([.AA20]&gt;=0.67; &quot;D+&quot;; IF([.AA20]&gt;=0.64;&quot;D&quot;; IF([.AA20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</text:p>
          </table:table-cell>
          <table:table-cell table:style-name="ce9" table:formula="of:=VLOOKUP([.AB20]; [.$AJ$2:.$AK$13]; 2; 0)" office:value-type="float" office:value="0" calcext:value-type="float">
            <text:p>0</text:p>
          </table:table-cell>
          <table:table-cell table:style-name="ce9" table:formula="of:=VLOOKUP([.AC20]; [.$AJ$2:.$AK$13]; 2; 0)" office:value-type="float" office:value="3" calcext:value-type="float">
            <text:p>3</text:p>
          </table:table-cell>
          <table:table-cell table:number-columns-repeated="988"/>
        </table:table-row>
        <table:table-row table:style-name="ro1">
          <table:table-cell table:number-columns-repeated="7"/>
          <table:table-cell table:style-name="ce10" table:number-columns-repeated="2"/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style-name="ce7" office:value-type="float" office:value="91" calcext:value-type="float">
            <text:p>91</text:p>
          </table:table-cell>
          <table:table-cell table:style-name="ce16" table:formula="of:=(([.L21] / 50)*0.15 + ([.M21] / 50)*0.15 + ([.N21] / 100)*0.2)" office:value-type="float" office:value="0.44" calcext:value-type="float">
            <text:p>0.440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5" calcext:value-type="float">
            <text:p>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1]; [.$AG$2:.$AH$14]; 2; 0);  SUM(VLOOKUP([.R21]; [.$AG$2:.$AH$14]; 2; 0) ))) + ([.S21])  ) / (100 + 100 + 30)) * 0.05" office:value-type="float" office:value="0.0391304347826087" calcext:value-type="float">
            <text:p>0.03913</text:p>
          </table:table-cell>
          <table:table-cell/>
          <table:table-cell table:number-columns-repeated="2" office:value-type="string" calcext:value-type="string">
            <text:p>A-</text:p>
          </table:table-cell>
          <table:table-cell table:style-name="ce16" table:formula="of:=(SUM(VLOOKUP([.W21]; [.$AG$2:.$AH$14]; 2; 0); VLOOKUP([.X21]; [.$AG$2:.$AH$14]; 2; 0))) / 200 * 0.15" office:value-type="float" office:value="0.1395" calcext:value-type="float">
            <text:p>0.13950</text:p>
          </table:table-cell>
          <table:table-cell/>
          <table:table-cell table:style-name="ce19" table:formula="of:=[.J21] + [.O21] + [.U21] + [.Y21]" office:value-type="float" office:value="0.618630434782609" calcext:value-type="float">
            <text:p>0.61863</text:p>
          </table:table-cell>
          <table:table-cell table:style-name="ce21" table:formula="of:=IF([.AA21]&gt;=0.9875;&quot;A+&quot;;  IF([.AA21]&gt;=0.94; &quot;A&quot;; IF([.AA21]&gt;=0.9; &quot;A-&quot;; IF([.AA21]&gt;=0.87; &quot;B+&quot;; IF([.AA21]&gt;=0.84;&quot;B&quot;; IF([.AA21]&gt;=0.8; &quot;B-&quot;; IF([.AA21]&gt;=0.77; &quot;C+&quot;; IF([.AA21]&gt;=0.74;&quot;C&quot;; IF([.AA21]&gt;=0.7; &quot;C-&quot;; IF([.AA21]&gt;=0.67; &quot;D+&quot;; IF([.AA21]&gt;=0.64;&quot;D&quot;; IF([.AA21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1]; [.$AJ$2:.$AK$13]; 2; 0)" office:value-type="float" office:value="0" calcext:value-type="float">
            <text:p>0</text:p>
          </table:table-cell>
          <table:table-cell table:style-name="ce9" table:formula="of:=VLOOKUP([.AC21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8"/>
          <table:table-cell table:style-name="ce10"/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style-name="ce7" office:value-type="float" office:value="84" calcext:value-type="float">
            <text:p>84</text:p>
          </table:table-cell>
          <table:table-cell table:style-name="ce16" table:formula="of:=(([.L22] / 50)*0.15 + ([.M22] / 50)*0.15 + ([.N22] / 100)*0.2)" office:value-type="float" office:value="0.411" calcext:value-type="float">
            <text:p>0.41100</text:p>
          </table:table-cell>
          <table:table-cell/>
          <table:table-cell table:style-name="ce7" office:value-type="string" calcext:value-type="string">
            <text:p>B+</text:p>
          </table:table-cell>
          <table:table-cell table:style-name="ce7" office:value-type="string" calcext:value-type="string">
            <text:p>A-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2]; [.$AG$2:.$AH$14]; 2; 0);  SUM(VLOOKUP([.R22]; [.$AG$2:.$AH$14]; 2; 0) ))) + ([.S22])  ) / (100 + 100 + 30)) * 0.05" office:value-type="float" office:value="0.0428260869565217" calcext:value-type="float">
            <text:p>0.04283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2]; [.$AG$2:.$AH$14]; 2; 0); VLOOKUP([.X22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2] + [.O22] + [.U22] + [.Y22]" office:value-type="float" office:value="0.597826086956522" calcext:value-type="float">
            <text:p>0.59783</text:p>
          </table:table-cell>
          <table:table-cell table:style-name="ce21" table:formula="of:=IF([.AA22]&gt;=0.9875;&quot;A+&quot;;  IF([.AA22]&gt;=0.94; &quot;A&quot;; IF([.AA22]&gt;=0.9; &quot;A-&quot;; IF([.AA22]&gt;=0.87; &quot;B+&quot;; IF([.AA22]&gt;=0.84;&quot;B&quot;; IF([.AA22]&gt;=0.8; &quot;B-&quot;; IF([.AA22]&gt;=0.77; &quot;C+&quot;; IF([.AA22]&gt;=0.74;&quot;C&quot;; IF([.AA22]&gt;=0.7; &quot;C-&quot;; IF([.AA22]&gt;=0.67; &quot;D+&quot;; IF([.AA22]&gt;=0.64;&quot;D&quot;; IF([.AA22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-</text:p>
          </table:table-cell>
          <table:table-cell table:style-name="ce9" table:formula="of:=VLOOKUP([.AB22]; [.$AJ$2:.$AK$13]; 2; 0)" office:value-type="float" office:value="0" calcext:value-type="float">
            <text:p>0</text:p>
          </table:table-cell>
          <table:table-cell table:style-name="ce9" table:formula="of:=VLOOKUP([.AC22]; [.$AJ$2:.$AK$13]; 2; 0)" office:value-type="float" office:value="2.7" calcext:value-type="float">
            <text:p>2.7</text:p>
          </table:table-cell>
          <table:table-cell table:number-columns-repeated="988"/>
        </table:table-row>
        <table:table-row table:style-name="ro1">
          <table:table-cell table:number-columns-repeated="11"/>
          <table:table-cell office:value-type="float" office:value="49" calcext:value-type="float">
            <text:p>49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7" calcext:value-type="float">
            <text:p>87</text:p>
          </table:table-cell>
          <table:table-cell table:style-name="ce16" table:formula="of:=(([.L23] / 50)*0.15 + ([.M23] / 50)*0.15 + ([.N23] / 100)*0.2)" office:value-type="float" office:value="0.453" calcext:value-type="float">
            <text:p>0.45300</text:p>
          </table:table-cell>
          <table:table-cell/>
          <table:table-cell table:number-columns-repeated="2" table:style-name="ce7" office:value-type="string" calcext:value-type="string">
            <text:p>A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3]; [.$AG$2:.$AH$14]; 2; 0);  SUM(VLOOKUP([.R23]; [.$AG$2:.$AH$14]; 2; 0) ))) + ([.S23])  ) / (100 + 100 + 30)) * 0.05" office:value-type="float" office:value="0.0482608695652174" calcext:value-type="float">
            <text:p>0.04826</text:p>
          </table:table-cell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A-</text:p>
          </table:table-cell>
          <table:table-cell table:style-name="ce16" table:formula="of:=(SUM(VLOOKUP([.W23]; [.$AG$2:.$AH$14]; 2; 0); VLOOKUP([.X23]; [.$AG$2:.$AH$14]; 2; 0))) / 200 * 0.15" office:value-type="float" office:value="0.14175" calcext:value-type="float">
            <text:p>0.14175</text:p>
          </table:table-cell>
          <table:table-cell/>
          <table:table-cell table:style-name="ce19" table:formula="of:=[.J23] + [.O23] + [.U23] + [.Y23]" office:value-type="float" office:value="0.643010869565218" calcext:value-type="float">
            <text:p>0.64301</text:p>
          </table:table-cell>
          <table:table-cell table:style-name="ce21" table:formula="of:=IF([.AA23]&gt;=0.9875;&quot;A+&quot;;  IF([.AA23]&gt;=0.94; &quot;A&quot;; IF([.AA23]&gt;=0.9; &quot;A-&quot;; IF([.AA23]&gt;=0.87; &quot;B+&quot;; IF([.AA23]&gt;=0.84;&quot;B&quot;; IF([.AA23]&gt;=0.8; &quot;B-&quot;; IF([.AA23]&gt;=0.77; &quot;C+&quot;; IF([.AA23]&gt;=0.74;&quot;C&quot;; IF([.AA23]&gt;=0.7; &quot;C-&quot;; IF([.AA23]&gt;=0.67; &quot;D+&quot;; IF([.AA23]&gt;=0.64;&quot;D&quot;; IF([.AA23]&gt;=0.6; &quot;D-&quot;; &quot;F&quot;))))))))))))" office:value-type="string" office:string-value="D" calcext:value-type="string">
            <text:p>D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3]; [.$AJ$2:.$AK$13]; 2; 0)" office:value-type="float" office:value="1" calcext:value-type="float">
            <text:p>1</text:p>
          </table:table-cell>
          <table:table-cell table:style-name="ce9" table:formula="of:=VLOOKUP([.AC23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number-columns-repeated="8"/>
          <table:table-cell office:value-type="float" office:value="33" calcext:value-type="float">
            <text:p>33</text:p>
          </table:table-cell>
          <table:table-cell office:value-type="float" office:value="42" calcext:value-type="float">
            <text:p>42</text:p>
          </table:table-cell>
          <table:table-cell table:style-name="ce7" office:value-type="float" office:value="92" calcext:value-type="float">
            <text:p>92</text:p>
          </table:table-cell>
          <table:table-cell table:style-name="ce16" table:formula="of:=(([.L24] / 50)*0.15 + ([.M24] / 50)*0.15 + ([.N24] / 100)*0.2)" office:value-type="float" office:value="0.409" calcext:value-type="float">
            <text:p>0.409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0" calcext:value-type="float">
            <text:p>0</text:p>
          </table:table-cell>
          <table:table-cell table:style-name="ce16" table:formula="of:=( ((SUM(VLOOKUP([.Q24]; [.$AG$2:.$AH$14]; 2; 0);  SUM(VLOOKUP([.R24]; [.$AG$2:.$AH$14]; 2; 0) ))) + ([.S24])  ) / (100 + 100 + 30)) * 0.05" office:value-type="float" office:value="0.0445652173913043" calcext:value-type="float">
            <text:p>0.04457</text:p>
          </table:table-cell>
          <table:table-cell/>
          <table:table-cell table:number-columns-repeated="2" office:value-type="string" calcext:value-type="string">
            <text:p>A</text:p>
          </table:table-cell>
          <table:table-cell table:style-name="ce16" table:formula="of:=(SUM(VLOOKUP([.W24]; [.$AG$2:.$AH$14]; 2; 0); VLOOKUP([.X24]; [.$AG$2:.$AH$14]; 2; 0))) / 200 * 0.15" office:value-type="float" office:value="0.144" calcext:value-type="float">
            <text:p>0.14400</text:p>
          </table:table-cell>
          <table:table-cell/>
          <table:table-cell table:style-name="ce19" table:formula="of:=[.J24] + [.O24] + [.U24] + [.Y24]" office:value-type="float" office:value="0.597565217391304" calcext:value-type="float">
            <text:p>0.59757</text:p>
          </table:table-cell>
          <table:table-cell table:style-name="ce21" table:formula="of:=IF([.AA24]&gt;=0.9875;&quot;A+&quot;;  IF([.AA24]&gt;=0.94; &quot;A&quot;; IF([.AA24]&gt;=0.9; &quot;A-&quot;; IF([.AA24]&gt;=0.87; &quot;B+&quot;; IF([.AA24]&gt;=0.84;&quot;B&quot;; IF([.AA24]&gt;=0.8; &quot;B-&quot;; IF([.AA24]&gt;=0.77; &quot;C+&quot;; IF([.AA24]&gt;=0.74;&quot;C&quot;; IF([.AA24]&gt;=0.7; &quot;C-&quot;; IF([.AA24]&gt;=0.67; &quot;D+&quot;; IF([.AA24]&gt;=0.64;&quot;D&quot;; IF([.AA24]&gt;=0.6; &quot;D-&quot;; &quot;F&quot;))))))))))))" office:value-type="string" office:string-value="F" calcext:value-type="string">
            <text:p>F</text:p>
          </table:table-cell>
          <table:table-cell table:style-name="ce21" office:value-type="string" calcext:value-type="string">
            <text:p>B+</text:p>
          </table:table-cell>
          <table:table-cell table:style-name="ce9" table:formula="of:=VLOOKUP([.AB24]; [.$AJ$2:.$AK$13]; 2; 0)" office:value-type="float" office:value="0" calcext:value-type="float">
            <text:p>0</text:p>
          </table:table-cell>
          <table:table-cell table:style-name="ce9" table:formula="of:=VLOOKUP([.AC24]; [.$AJ$2:.$AK$13]; 2; 0)" office:value-type="float" office:value="3.3" calcext:value-type="float">
            <text:p>3.3</text:p>
          </table:table-cell>
          <table:table-cell table:number-columns-repeated="988"/>
        </table:table-row>
        <table:table-row table:style-name="ro1">
          <table:table-cell table:number-columns-repeated="2"/>
          <table:table-cell table:style-name="ce9"/>
          <table:table-cell table:style-name="ce5"/>
          <table:table-cell table:number-columns-repeated="7"/>
          <table:table-cell office:value-type="float" office:value="45" calcext:value-type="float">
            <text:p>45</text:p>
          </table:table-cell>
          <table:table-cell office:value-type="float" office:value="44" calcext:value-type="float">
            <text:p>44</text:p>
          </table:table-cell>
          <table:table-cell table:style-name="ce7" office:value-type="float" office:value="86" calcext:value-type="float">
            <text:p>86</text:p>
          </table:table-cell>
          <table:table-cell table:style-name="ce16" table:formula="of:=(([.L25] / 50)*0.15 + ([.M25] / 50)*0.15 + ([.N25] / 100)*0.2)" office:value-type="float" office:value="0.439" calcext:value-type="float">
            <text:p>0.43900</text:p>
          </table:table-cell>
          <table:table-cell/>
          <table:table-cell table:style-name="ce7" office:value-type="string" calcext:value-type="string">
            <text:p>B</text:p>
          </table:table-cell>
          <table:table-cell table:style-name="ce7" office:value-type="string" calcext:value-type="string">
            <text:p>B+</text:p>
          </table:table-cell>
          <table:table-cell table:style-name="ce7" office:value-type="float" office:value="30" calcext:value-type="float">
            <text:p>30</text:p>
          </table:table-cell>
          <table:table-cell table:style-name="ce7" office:value-type="float" office:value="2" calcext:value-type="float">
            <text:p>2</text:p>
          </table:table-cell>
          <table:table-cell table:style-name="ce16" table:formula="of:=( ((SUM(VLOOKUP([.Q25]; [.$AG$2:.$AH$14]; 2; 0);  SUM(VLOOKUP([.R25]; [.$AG$2:.$AH$14]; 2; 0) ))) + ([.S25])  ) / (100 + 100 + 30)) * 0.05" office:value-type="float" office:value="0.0445652173913043" calcext:value-type="float">
            <text:p>0.04457</text:p>
          </table:table-cell>
          <table:table-cell/>
          <table:table-cell office:value-type="string" calcext:value-type="string">
            <text:p>B</text:p>
          </table:table-cell>
          <table:table-cell office:value-type="string" calcext:value-type="string">
            <text:p>A</text:p>
          </table:table-cell>
          <table:table-cell table:style-name="ce16" table:formula="of:=(SUM(VLOOKUP([.W25]; [.$AG$2:.$AH$14]; 2; 0); VLOOKUP([.X25]; [.$AG$2:.$AH$14]; 2; 0))) / 200 * 0.15" office:value-type="float" office:value="0.1365" calcext:value-type="float">
            <text:p>0.13650</text:p>
          </table:table-cell>
          <table:table-cell/>
          <table:table-cell table:style-name="ce19" table:formula="of:=[.J25] + [.O25] + [.U25] + [.Y25]" office:value-type="float" office:value="0.620065217391304" calcext:value-type="float">
            <text:p>0.62007</text:p>
          </table:table-cell>
          <table:table-cell table:style-name="ce21" table:formula="of:=IF([.AA25]&gt;=0.9875;&quot;A+&quot;;  IF([.AA25]&gt;=0.94; &quot;A&quot;; IF([.AA25]&gt;=0.9; &quot;A-&quot;; IF([.AA25]&gt;=0.87; &quot;B+&quot;; IF([.AA25]&gt;=0.84;&quot;B&quot;; IF([.AA25]&gt;=0.8; &quot;B-&quot;; IF([.AA25]&gt;=0.77; &quot;C+&quot;; IF([.AA25]&gt;=0.74;&quot;C&quot;; IF([.AA25]&gt;=0.7; &quot;C-&quot;; IF([.AA25]&gt;=0.67; &quot;D+&quot;; IF([.AA25]&gt;=0.64;&quot;D&quot;; IF([.AA25]&gt;=0.6; &quot;D-&quot;; &quot;F&quot;))))))))))))" office:value-type="string" office:string-value="D-" calcext:value-type="string">
            <text:p>D-</text:p>
          </table:table-cell>
          <table:table-cell table:style-name="ce21" office:value-type="string" calcext:value-type="string">
            <text:p>A-</text:p>
          </table:table-cell>
          <table:table-cell table:style-name="ce9" table:formula="of:=VLOOKUP([.AB25]; [.$AJ$2:.$AK$13]; 2; 0)" office:value-type="float" office:value="0" calcext:value-type="float">
            <text:p>0</text:p>
          </table:table-cell>
          <table:table-cell table:style-name="ce9" table:formula="of:=VLOOKUP([.AC25]; [.$AJ$2:.$AK$13]; 2; 0)" office:value-type="float" office:value="3.7" calcext:value-type="float">
            <text:p>3.7</text:p>
          </table:table-cell>
          <table:table-cell table:number-columns-repeated="988"/>
        </table:table-row>
        <table:table-row table:style-name="ro1">
          <table:table-cell table:number-columns-repeated="9"/>
          <table:table-cell table:style-name="ce12"/>
          <table:table-cell/>
          <table:table-cell table:formula="of:=AVERAGE([.L2:.L25])" office:value-type="float" office:value="40.125" calcext:value-type="float">
            <text:p>40.125</text:p>
          </table:table-cell>
          <table:table-cell table:formula="of:=AVERAGE([.M2:.M25])" office:value-type="float" office:value="42.8333333333333" calcext:value-type="float">
            <text:p>42.8333333333</text:p>
          </table:table-cell>
          <table:table-cell table:style-name="ce7" table:formula="of:=AVERAGE([.N2:.N25])" office:value-type="float" office:value="81.5833333333333" calcext:value-type="float">
            <text:p>81.5833333333</text:p>
          </table:table-cell>
          <table:table-cell table:style-name="ce12"/>
          <table:table-cell table:number-columns-repeated="12"/>
          <table:table-cell table:style-name="ce21" table:number-columns-repeated="2"/>
          <table:table-cell table:number-columns-repeated="990"/>
        </table:table-row>
        <table:table-row table:style-name="ro1">
          <table:table-cell table:number-columns-repeated="9"/>
          <table:table-cell table:style-name="ce12"/>
          <table:table-cell/>
          <table:table-cell table:formula="of:=[.L26] / 50" office:value-type="float" office:value="0.8025" calcext:value-type="float">
            <text:p>0.8025</text:p>
          </table:table-cell>
          <table:table-cell table:formula="of:=[.M26] / 50" office:value-type="float" office:value="0.856666666666667" calcext:value-type="float">
            <text:p>0.8566666667</text:p>
          </table:table-cell>
          <table:table-cell table:style-name="ce7" table:formula="of:=[.N26] / 100" office:value-type="float" office:value="0.815833333333333" calcext:value-type="float">
            <text:p>0.8158333333</text:p>
          </table:table-cell>
          <table:table-cell table:number-columns-repeated="12"/>
          <table:table-cell table:style-name="ce21" table:formula="of:=AVERAGE([.AA2:.AA25])" office:value-type="float" office:value="0.590745923913044" calcext:value-type="float">
            <text:p>0.5907459239</text:p>
          </table:table-cell>
          <table:table-cell table:style-name="ce17" table:number-columns-repeated="2"/>
          <table:table-cell table:style-name="ce21" table:formula="of:=AVERAGE([.AD2:.AD25])" office:value-type="float" office:value="0.275" calcext:value-type="float">
            <text:p>0.275</text:p>
          </table:table-cell>
          <table:table-cell table:style-name="ce21" table:formula="of:=AVERAGE([.AE2:.AE25])" office:value-type="float" office:value="3.04166666666667" calcext:value-type="float">
            <text:p>3.0416666667</text:p>
          </table:table-cell>
          <table:table-cell table:number-columns-repeated="988"/>
        </table:table-row>
        <table:table-row table:style-name="ro1" table:number-rows-repeated="1048548">
          <table:table-cell table:number-columns-repeated="1019"/>
        </table:table-row>
        <table:table-row table:style-name="ro1"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5" number:min-integer-digits="1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7">00/00/0000</text:date>, <text:time style:data-style-name="N2" text:time-value="09:44:28.85535370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regory Kapfhammer</meta:initial-creator>
    <meta:creation-date>2012-12-28T21:07:17</meta:creation-date>
    <dc:date>2015-02-27T09:47:33.433138636</dc:date>
    <dc:creator>Gregory Kapfhammer</dc:creator>
    <meta:editing-duration>P30DT10H7M45S</meta:editing-duration>
    <meta:editing-cycles>329</meta:editing-cycles>
    <meta:generator>LibreOffice/4.2.7.2$Linux_x86 LibreOffice_project/420m0$Build-2</meta:generator>
    <meta:printed-by>Gregory Kapfhammer</meta:printed-by>
    <meta:print-date>2012-12-31T15:26:41</meta:print-date>
    <meta:document-statistic meta:table-count="1" meta:cell-count="604" meta:object-count="0"/>
  </office:meta>
</office:document-meta>
</file>